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men_age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.72042298317" calcext:value-type="float">
            <text:p>5.720422983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6912584305" calcext:value-type="float">
            <text:p>2.36912584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68109512329" calcext:value-type="float">
            <text:p>2.681095123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61789608002" calcext:value-type="float">
            <text:p>4.6178960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88071203232" calcext:value-type="float">
            <text:p>4.880712032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81709313393" calcext:value-type="float">
            <text:p>3.8170931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30523705482" calcext:value-type="float">
            <text:p>3.305237054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79349398613" calcext:value-type="float">
            <text:p>1.793493986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64885091782" calcext:value-type="float">
            <text:p>1.648850917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89673900604" calcext:value-type="float">
            <text:p>1.896739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56997299194" calcext:value-type="float">
            <text:p>4.569972991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77722191811" calcext:value-type="float">
            <text:p>3.777221918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1131529808" calcext:value-type="float">
            <text:p>4.113152980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61705493927" calcext:value-type="float">
            <text:p>1.617054939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53698396683" calcext:value-type="float">
            <text:p>1.53698396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3031511307" calcext:value-type="float">
            <text:p>1.830315113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5757493973" calcext:value-type="float">
            <text:p>2.8575749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96921300888" calcext:value-type="float">
            <text:p>1.969213008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69596290588" calcext:value-type="float">
            <text:p>1.695962905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54486680031" calcext:value-type="float">
            <text:p>1.544866800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92138600349" calcext:value-type="float">
            <text:p>1.921386003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62686896324" calcext:value-type="float">
            <text:p>1.62686896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6474990845" calcext:value-type="float">
            <text:p>1.864749908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29734992981" calcext:value-type="float">
            <text:p>2.297349929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1076822281" calcext:value-type="float">
            <text:p>2.210768222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65016293526" calcext:value-type="float">
            <text:p>1.650162935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16926789284" calcext:value-type="float">
            <text:p>3.169267892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52096319199" calcext:value-type="float">
            <text:p>1.5209631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6094789505" calcext:value-type="float">
            <text:p>1.6094789505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94542813301" calcext:value-type="float">
            <text:p>1.94542813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7049510479" calcext:value-type="float">
            <text:p>3.7049510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01686215401" calcext:value-type="float">
            <text:p>2.01686215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64959287643" calcext:value-type="float">
            <text:p>1.6495928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32976007462" calcext:value-type="float">
            <text:p>2.329760074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.1527569294" calcext:value-type="float">
            <text:p>7.152756929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28062200546" calcext:value-type="float">
            <text:p>4.280622005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75359201431" calcext:value-type="float">
            <text:p>1.753592014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59262108803" calcext:value-type="float">
            <text:p>1.59262108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57733201981" calcext:value-type="float">
            <text:p>1.57733201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43326497078" calcext:value-type="float">
            <text:p>3.433264970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54502105713" calcext:value-type="float">
            <text:p>1.545021057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5452580452" calcext:value-type="float">
            <text:p>1.545258045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1766898632" calcext:value-type="float">
            <text:p>1.176689863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20917797089" calcext:value-type="float">
            <text:p>1.20917797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8108406067" calcext:value-type="float">
            <text:p>3.28108406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.08117294312" calcext:value-type="float">
            <text:p>7.0811729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63331794739" calcext:value-type="float">
            <text:p>5.633317947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60923290253" calcext:value-type="float">
            <text:p>2.6092329025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6490283012" calcext:value-type="float">
            <text:p>2.26490283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16859006882" calcext:value-type="float">
            <text:p>4.168590068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78548693657" calcext:value-type="float">
            <text:p>2.785486936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71339607239" calcext:value-type="float">
            <text:p>3.713396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19332289696" calcext:value-type="float">
            <text:p>2.19332289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0095596313" calcext:value-type="float">
            <text:p>2.600955963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93726301193" calcext:value-type="float">
            <text:p>1.937263011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95364809036" calcext:value-type="float">
            <text:p>1.953648090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59297180176" calcext:value-type="float">
            <text:p>4.592971801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737596035" calcext:value-type="float">
            <text:p>2.73759603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8892929554" calcext:value-type="float">
            <text:p>5.88929295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86519289017" calcext:value-type="float">
            <text:p>2.865192890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56938791275" calcext:value-type="float">
            <text:p>3.569387912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67235803604" calcext:value-type="float">
            <text:p>1.67235803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64128303528" calcext:value-type="float">
            <text:p>1.6412830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71381497383" calcext:value-type="float">
            <text:p>2.7138149738</text:p>
          </table:table-cell>
        </table:table-row>
        <table:table-row table:style-name="ro1">
          <table:table-cell table:formula="of:=(8-COUNTIF([.A1:.A64];&quot;=0&quot;))/8" office:value-type="float" office:value="0.75" calcext:value-type="float">
            <text:p>0.75</text:p>
          </table:table-cell>
          <table:table-cell table:formula="of:=(8-COUNTIF([.B1:.B64];&quot;=0&quot;))/8" office:value-type="float" office:value="0.875" calcext:value-type="float">
            <text:p>0.875</text:p>
          </table:table-cell>
          <table:table-cell table:formula="of:=(8-COUNTIF([.C1:.C64];&quot;=0&quot;))/8" office:value-type="float" office:value="1" calcext:value-type="float">
            <text:p>1</text:p>
          </table:table-cell>
          <table:table-cell table:formula="of:=(8-COUNTIF([.D1:.D64];&quot;=0&quot;))/8" office:value-type="float" office:value="0.875" calcext:value-type="float">
            <text:p>0.875</text:p>
          </table:table-cell>
          <table:table-cell table:formula="of:=(8-COUNTIF([.E1:.E64];&quot;=0&quot;))/8" office:value-type="float" office:value="0.75" calcext:value-type="float">
            <text:p>0.75</text:p>
          </table:table-cell>
          <table:table-cell table:formula="of:=(8-COUNTIF([.F1:.F64];&quot;=0&quot;))/8" office:value-type="float" office:value="0.125" calcext:value-type="float">
            <text:p>0.12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9:26:22.830629726</dc:date>
    <meta:editing-duration>PT1M3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